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40.36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7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32.9mm"/>
    </style:style>
    <style:style style:name="co9" style:family="table-column">
      <style:table-column-properties fo:break-before="auto" style:column-width="40.9mm"/>
    </style:style>
    <style:style style:name="co10" style:family="table-column">
      <style:table-column-properties fo:break-before="auto" style:column-width="45.33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25.15mm"/>
    </style:style>
    <style:style style:name="co13" style:family="table-column">
      <style:table-column-properties fo:break-before="auto" style:column-width="29.58mm"/>
    </style:style>
    <style:style style:name="co14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dddddd" fo:border="1.25pt solid #000000"/>
    </style:style>
    <style:style style:name="ce2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>
      <style:table-cell-properties fo:background-color="#dddddd" style:text-align-source="fix" style:repeat-content="false" fo:border="1.25pt solid #000000"/>
      <style:paragraph-properties fo:text-align="center" fo:margin-left="0mm"/>
    </style:style>
    <style:style style:name="ce5" style:family="table-cell" style:parent-style-name="Default" style:data-style-name="N36">
      <style:table-cell-properties fo:border-bottom="1.25pt solid #000000" fo:border-left="1.25pt solid #000000" fo:border-right="1.25pt solid #000000" fo:border-top="none"/>
    </style:style>
    <style:style style:name="ce6" style:family="table-cell" style:parent-style-name="Default" style:data-style-name="N36">
      <style:table-cell-properties fo:border="1.25pt solid #000000"/>
    </style:style>
    <style:style style:name="ce7" style:family="table-cell" style:parent-style-name="Default" style:data-style-name="N42">
      <style:table-cell-properties fo:border-bottom="1.25pt solid #000000" fo:border-left="1.25pt solid #000000" fo:border-right="1.25pt solid #000000" fo:border-top="none"/>
    </style:style>
    <style:style style:name="ce8" style:family="table-cell" style:parent-style-name="Default" style:data-style-name="N0">
      <style:table-cell-properties fo:border-bottom="1.25pt solid #000000" fo:border-left="1.25pt solid #000000" fo:border-right="1.25pt solid #000000" fo:border-top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7"/>
        <table:table-column table:style-name="co9" table:default-cell-style-name="ce8"/>
        <table:table-column table:style-name="co10" table:default-cell-style-name="ce3"/>
        <table:table-column table:style-name="co11" table:default-cell-style-name="ce3"/>
        <table:table-column table:style-name="co5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ce3"/>
        <table:table-column table:style-name="co1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>
            <text:p>codigo_policial</text:p>
          </table:table-cell>
          <table:table-cell table:style-name="ce4" office:value-type="string" calcext:value-type="string">
            <text:p>codigo_individuo</text:p>
          </table:table-cell>
          <table:table-cell table:style-name="ce4" office:value-type="string" calcext:value-type="string">
            <text:p>nome_individuo</text:p>
          </table:table-cell>
          <table:table-cell table:style-name="ce4" office:value-type="string" calcext:value-type="string">
            <text:p>data_nascimento</text:p>
          </table:table-cell>
          <table:table-cell table:style-name="ce4" office:value-type="string" calcext:value-type="string">
            <text:p>cep_individuo</text:p>
          </table:table-cell>
          <table:table-cell table:style-name="ce4" office:value-type="string" calcext:value-type="string">
            <text:p>numero_casa</text:p>
          </table:table-cell>
          <table:table-cell table:style-name="ce4" office:value-type="string" calcext:value-type="string">
            <text:p>cpf_individuo</text:p>
          </table:table-cell>
          <table:table-cell table:style-name="ce4" office:value-type="string" calcext:value-type="string">
            <text:p>possui_doenca</text:p>
          </table:table-cell>
          <table:table-cell table:style-name="ce4" office:value-type="string" calcext:value-type="string">
            <text:p>toma_medicamento</text:p>
          </table:table-cell>
          <table:table-cell table:style-name="ce4" office:value-type="string" calcext:value-type="string">
            <text:p>horario_medicamento</text:p>
          </table:table-cell>
          <table:table-cell table:style-name="ce4" office:value-type="string" calcext:value-type="string">
            <text:p>foto_individuo</text:p>
          </table:table-cell>
          <table:table-cell table:style-name="ce4" office:value-type="string" calcext:value-type="string">
            <text:p>nome_familiar</text:p>
          </table:table-cell>
          <table:table-cell table:style-name="ce4" office:value-type="string" calcext:value-type="string">
            <text:p>grau_parentesco</text:p>
          </table:table-cell>
          <table:table-cell table:style-name="ce4" office:value-type="string" calcext:value-type="string">
            <text:p>cep_familiar</text:p>
          </table:table-cell>
          <table:table-cell table:style-name="ce4" office:value-type="string" calcext:value-type="string">
            <text:p>numero_casa</text:p>
          </table:table-cell>
          <table:table-cell table:style-name="ce4" office:value-type="string" calcext:value-type="string">
            <text:p>numero_celular</text:p>
          </table:table-cell>
          <table:table-cell table:style-name="ce4" office:value-type="string" calcext:value-type="string">
            <text:p>numero_fixo</text:p>
          </table:table-cell>
          <table:table-cell table:style-name="ce4" office:value-type="string" calcext:value-type="string">
            <text:p>cpf_familiar</text:p>
          </table:table-cell>
          <table:table-cell table:style-name="ce4" office:value-type="string" calcext:value-type="string">
            <text:p>cep_trabalho</text:p>
          </table:table-cell>
          <table:table-cell table:style-name="ce4" office:value-type="string" calcext:value-type="string">
            <text:p>numero_trabalho</text:p>
          </table:table-cell>
          <table:table-cell table:style-name="ce4" office:value-type="string" calcext:value-type="string">
            <text:p>telefone_trabalho</text:p>
          </table:table-cell>
        </table:table-row>
        <table:table-row table:style-name="ro1">
          <table:table-cell table:style-name="ce2" office:value-type="float" office:value="98725" calcext:value-type="float">
            <text:p>98725</text:p>
          </table:table-cell>
          <table:table-cell table:style-name="ce2" office:value-type="float" office:value="89513" calcext:value-type="float">
            <text:p>89513</text:p>
          </table:table-cell>
          <table:table-cell table:style-name="ce2" office:value-type="string" calcext:value-type="string">
            <text:p>Regina Pereira Gomes</text:p>
          </table:table-cell>
          <table:table-cell table:style-name="ce5" office:value-type="date" office:date-value="1957-10-17" calcext:value-type="date">
            <text:p>17/10/1957</text:p>
          </table:table-cell>
          <table:table-cell table:style-name="ce2" office:value-type="float" office:value="98514271" calcext:value-type="float">
            <text:p>98514271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string" calcext:value-type="string">
            <text:p>985478929-85</text:p>
          </table:table-cell>
          <table:table-cell table:number-columns-repeated="2" table:style-name="ce2" office:value-type="string" calcext:value-type="string">
            <text:p>Sim</text:p>
          </table:table-cell>
          <table:table-cell office:value-type="time" office:time-value="PT20H19M12S" calcext:value-type="time">
            <text:p>08:19 PM</text:p>
          </table:table-cell>
          <table:table-cell office:value-type="string" calcext:value-type="string">
            <text:p>imagem0.jpg</text:p>
          </table:table-cell>
          <table:table-cell table:style-name="ce2" office:value-type="string" calcext:value-type="string">
            <text:p>João Claudio Pereira</text:p>
          </table:table-cell>
          <table:table-cell table:style-name="ce2" office:value-type="string" calcext:value-type="string">
            <text:p>Filho</text:p>
          </table:table-cell>
          <table:table-cell table:style-name="ce2" office:value-type="float" office:value="99867022" calcext:value-type="float">
            <text:p>998670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(27)998769870</text:p>
          </table:table-cell>
          <table:table-cell table:style-name="ce2" office:value-type="string" calcext:value-type="string">
            <text:p>(27)30405435</text:p>
          </table:table-cell>
          <table:table-cell table:style-name="ce2" office:value-type="string" calcext:value-type="string">
            <text:p>123354567-99</text:p>
          </table:table-cell>
          <table:table-cell table:style-name="ce2" office:value-type="float" office:value="98124450" calcext:value-type="float">
            <text:p>981244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(27)30892130</text:p>
          </table:table-cell>
        </table:table-row>
        <table:table-row table:style-name="ro1">
          <table:table-cell office:value-type="float" office:value="86240" calcext:value-type="float">
            <text:p>86240</text:p>
          </table:table-cell>
          <table:table-cell office:value-type="float" office:value="85692" calcext:value-type="float">
            <text:p>85692</text:p>
          </table:table-cell>
          <table:table-cell office:value-type="string" calcext:value-type="string">
            <text:p>Ana Gusmão de Oliveira</text:p>
          </table:table-cell>
          <table:table-cell office:value-type="date" office:date-value="1955-10-18" calcext:value-type="date">
            <text:p>18/10/1955</text:p>
          </table:table-cell>
          <table:table-cell office:value-type="float" office:value="96542596" calcext:value-type="float">
            <text:p>9654259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985626965-48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44H19M12S" calcext:value-type="time">
            <text:p>08:19 PM</text:p>
          </table:table-cell>
          <table:table-cell office:value-type="string" calcext:value-type="string">
            <text:p>imagem1.jpg</text:p>
          </table:table-cell>
          <table:table-cell office:value-type="string" calcext:value-type="string">
            <text:p>Ana Claudia Oliveira Silva</text:p>
          </table:table-cell>
          <table:table-cell office:value-type="string" calcext:value-type="string">
            <text:p>Filha</text:p>
          </table:table-cell>
          <table:table-cell office:value-type="float" office:value="98123677" calcext:value-type="float">
            <text:p>981236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7)998769877</text:p>
          </table:table-cell>
          <table:table-cell office:value-type="string" calcext:value-type="string">
            <text:p>(27)30405434</text:p>
          </table:table-cell>
          <table:table-cell office:value-type="string" calcext:value-type="string">
            <text:p>123354567-98</text:p>
          </table:table-cell>
          <table:table-cell office:value-type="float" office:value="98124456" calcext:value-type="float">
            <text:p>981244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7)30892134</text:p>
          </table:table-cell>
        </table:table-row>
        <table:table-row table:style-name="ro1">
          <table:table-cell office:value-type="float" office:value="35619" calcext:value-type="float">
            <text:p>35619</text:p>
          </table:table-cell>
          <table:table-cell office:value-type="float" office:value="30158" calcext:value-type="float">
            <text:p>30158</text:p>
          </table:table-cell>
          <table:table-cell office:value-type="string" calcext:value-type="string">
            <text:p>José Amaral Alves</text:p>
          </table:table-cell>
          <table:table-cell office:value-type="date" office:date-value="1958-10-19" calcext:value-type="date">
            <text:p>19/10/1958</text:p>
          </table:table-cell>
          <table:table-cell office:value-type="float" office:value="48711432" calcext:value-type="float">
            <text:p>4871143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35641897-52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68H19M12S" calcext:value-type="time">
            <text:p>08:19 PM</text:p>
          </table:table-cell>
          <table:table-cell office:value-type="string" calcext:value-type="string">
            <text:p>imagem2.jpg</text:p>
          </table:table-cell>
          <table:table-cell office:value-type="string" calcext:value-type="string">
            <text:p>Carla Alves Carvalho</text:p>
          </table:table-cell>
          <table:table-cell office:value-type="string" calcext:value-type="string">
            <text:p>Irmã</text:p>
          </table:table-cell>
          <table:table-cell office:value-type="float" office:value="12457893" calcext:value-type="float">
            <text:p>1245789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(27)998769878</text:p>
          </table:table-cell>
          <table:table-cell office:value-type="string" calcext:value-type="string">
            <text:p>(27)30405435</text:p>
          </table:table-cell>
          <table:table-cell office:value-type="string" calcext:value-type="string">
            <text:p>123354567-97</text:p>
          </table:table-cell>
          <table:table-cell office:value-type="float" office:value="98124457" calcext:value-type="float">
            <text:p>981244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27)30892135</text:p>
          </table:table-cell>
        </table:table-row>
        <table:table-row table:style-name="ro1">
          <table:table-cell office:value-type="float" office:value="19826" calcext:value-type="float">
            <text:p>19826</text:p>
          </table:table-cell>
          <table:table-cell office:value-type="float" office:value="32148" calcext:value-type="float">
            <text:p>32148</text:p>
          </table:table-cell>
          <table:table-cell office:value-type="string" calcext:value-type="string">
            <text:p>Maria Tereza Andrade</text:p>
          </table:table-cell>
          <table:table-cell office:value-type="date" office:date-value="1952-10-20" calcext:value-type="date">
            <text:p>20/10/1952</text:p>
          </table:table-cell>
          <table:table-cell office:value-type="float" office:value="91835049" calcext:value-type="float">
            <text:p>9183504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302145987-62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92H19M12S" calcext:value-type="time">
            <text:p>08:19 PM</text:p>
          </table:table-cell>
          <table:table-cell office:value-type="string" calcext:value-type="string">
            <text:p>imagem3.jpg</text:p>
          </table:table-cell>
          <table:table-cell office:value-type="string" calcext:value-type="string">
            <text:p>Marcio Andrade dos Santos</text:p>
          </table:table-cell>
          <table:table-cell office:value-type="string" calcext:value-type="string">
            <text:p>Pai</text:p>
          </table:table-cell>
          <table:table-cell office:value-type="float" office:value="98367025" calcext:value-type="float">
            <text:p>983670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27)998769879</text:p>
          </table:table-cell>
          <table:table-cell office:value-type="string" calcext:value-type="string">
            <text:p>(27)30405436</text:p>
          </table:table-cell>
          <table:table-cell office:value-type="string" calcext:value-type="string">
            <text:p>123354567-96</text:p>
          </table:table-cell>
          <table:table-cell office:value-type="float" office:value="98124458" calcext:value-type="float">
            <text:p>981244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27)30892136</text:p>
          </table:table-cell>
        </table:table-row>
        <table:table-row table:style-name="ro1">
          <table:table-cell office:value-type="float" office:value="29038" calcext:value-type="float">
            <text:p>29038</text:p>
          </table:table-cell>
          <table:table-cell office:value-type="float" office:value="98406" calcext:value-type="float">
            <text:p>98406</text:p>
          </table:table-cell>
          <table:table-cell office:value-type="string" calcext:value-type="string">
            <text:p>Junior dos Santos Altoe</text:p>
          </table:table-cell>
          <table:table-cell office:value-type="date" office:date-value="1954-10-21" calcext:value-type="date">
            <text:p>21/10/1954</text:p>
          </table:table-cell>
          <table:table-cell office:value-type="float" office:value="13012974" calcext:value-type="float">
            <text:p>1301297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985412036-95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116H19M12S" calcext:value-type="time">
            <text:p>08:19 PM</text:p>
          </table:table-cell>
          <table:table-cell office:value-type="string" calcext:value-type="string">
            <text:p>imagem4.jpg</text:p>
          </table:table-cell>
          <table:table-cell office:value-type="string" calcext:value-type="string">
            <text:p>Fernando Altoe Fonseca</text:p>
          </table:table-cell>
          <table:table-cell office:value-type="string" calcext:value-type="string">
            <text:p>Filho</text:p>
          </table:table-cell>
          <table:table-cell office:value-type="float" office:value="23459086" calcext:value-type="float">
            <text:p>234590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27)998769880</text:p>
          </table:table-cell>
          <table:table-cell office:value-type="string" calcext:value-type="string">
            <text:p>(27)30405437</text:p>
          </table:table-cell>
          <table:table-cell office:value-type="string" calcext:value-type="string">
            <text:p>123354567-95</text:p>
          </table:table-cell>
          <table:table-cell office:value-type="float" office:value="98124459" calcext:value-type="float">
            <text:p>981244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27)30892137</text:p>
          </table:table-cell>
        </table:table-row>
        <table:table-row table:style-name="ro1">
          <table:table-cell office:value-type="float" office:value="69813" calcext:value-type="float">
            <text:p>69813</text:p>
          </table:table-cell>
          <table:table-cell office:value-type="float" office:value="87105" calcext:value-type="float">
            <text:p>87105</text:p>
          </table:table-cell>
          <table:table-cell office:value-type="string" calcext:value-type="string">
            <text:p>Carlos Castro da Silva</text:p>
          </table:table-cell>
          <table:table-cell office:value-type="date" office:date-value="1950-10-22" calcext:value-type="date">
            <text:p>22/10/1950</text:p>
          </table:table-cell>
          <table:table-cell office:value-type="float" office:value="98874504" calcext:value-type="float">
            <text:p>9887450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778451032-59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140H19M12S" calcext:value-type="time">
            <text:p>08:19 PM</text:p>
          </table:table-cell>
          <table:table-cell office:value-type="string" calcext:value-type="string">
            <text:p>imagem5.jpg</text:p>
          </table:table-cell>
          <table:table-cell office:value-type="string" calcext:value-type="string">
            <text:p>João Castro Rocha</text:p>
          </table:table-cell>
          <table:table-cell office:value-type="string" calcext:value-type="string">
            <text:p>Irmão</text:p>
          </table:table-cell>
          <table:table-cell office:value-type="float" office:value="73569812" calcext:value-type="float">
            <text:p>7356981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(27)998769881</text:p>
          </table:table-cell>
          <table:table-cell office:value-type="string" calcext:value-type="string">
            <text:p>(27)30405438</text:p>
          </table:table-cell>
          <table:table-cell office:value-type="string" calcext:value-type="string">
            <text:p>123354567-94</text:p>
          </table:table-cell>
          <table:table-cell office:value-type="float" office:value="98124460" calcext:value-type="float">
            <text:p>981244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7)30892138</text:p>
          </table:table-cell>
        </table:table-row>
        <table:table-row table:style-name="ro1">
          <table:table-cell office:value-type="float" office:value="78109" calcext:value-type="float">
            <text:p>78109</text:p>
          </table:table-cell>
          <table:table-cell office:value-type="float" office:value="20149" calcext:value-type="float">
            <text:p>20149</text:p>
          </table:table-cell>
          <table:table-cell office:value-type="string" calcext:value-type="string">
            <text:p>Mario Rocha Sampaio</text:p>
          </table:table-cell>
          <table:table-cell office:value-type="date" office:date-value="1960-10-23" calcext:value-type="date">
            <text:p>23/10/1960</text:p>
          </table:table-cell>
          <table:table-cell office:value-type="float" office:value="48498546" calcext:value-type="float">
            <text:p>4849854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874596321-05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164H19M12S" calcext:value-type="time">
            <text:p>08:19 PM</text:p>
          </table:table-cell>
          <table:table-cell office:value-type="string" calcext:value-type="string">
            <text:p>imagem6.jpg</text:p>
          </table:table-cell>
          <table:table-cell office:value-type="string" calcext:value-type="string">
            <text:p>Conceição Sampaio</text:p>
          </table:table-cell>
          <table:table-cell office:value-type="string" calcext:value-type="string">
            <text:p>Mãe</text:p>
          </table:table-cell>
          <table:table-cell office:value-type="float" office:value="89765340" calcext:value-type="float">
            <text:p>897653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7)998769882</text:p>
          </table:table-cell>
          <table:table-cell office:value-type="string" calcext:value-type="string">
            <text:p>(27)30405439</text:p>
          </table:table-cell>
          <table:table-cell office:value-type="string" calcext:value-type="string">
            <text:p>123354567-93</text:p>
          </table:table-cell>
          <table:table-cell office:value-type="float" office:value="98124461" calcext:value-type="float">
            <text:p>981244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27)30892139</text:p>
          </table:table-cell>
        </table:table-row>
        <table:table-row table:style-name="ro1">
          <table:table-cell office:value-type="float" office:value="89103" calcext:value-type="float">
            <text:p>89103</text:p>
          </table:table-cell>
          <table:table-cell office:value-type="float" office:value="85213" calcext:value-type="float">
            <text:p>85213</text:p>
          </table:table-cell>
          <table:table-cell office:value-type="string" calcext:value-type="string">
            <text:p>Cesar Junior Gonçalves</text:p>
          </table:table-cell>
          <table:table-cell office:value-type="date" office:date-value="1959-10-24" calcext:value-type="date">
            <text:p>24/10/1959</text:p>
          </table:table-cell>
          <table:table-cell office:value-type="float" office:value="98954630" calcext:value-type="float">
            <text:p>9895463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784951263-85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188H19M12S" calcext:value-type="time">
            <text:p>08:19 PM</text:p>
          </table:table-cell>
          <table:table-cell office:value-type="string" calcext:value-type="string">
            <text:p>imagem7.jpg</text:p>
          </table:table-cell>
          <table:table-cell office:value-type="string" calcext:value-type="string">
            <text:p>Carlos Camargo Gonçalves</text:p>
          </table:table-cell>
          <table:table-cell office:value-type="string" calcext:value-type="string">
            <text:p>Pai</text:p>
          </table:table-cell>
          <table:table-cell office:value-type="float" office:value="12098634" calcext:value-type="float">
            <text:p>1209863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(27)998769883</text:p>
          </table:table-cell>
          <table:table-cell office:value-type="string" calcext:value-type="string">
            <text:p>(27)30405440</text:p>
          </table:table-cell>
          <table:table-cell office:value-type="string" calcext:value-type="string">
            <text:p>123354567-92</text:p>
          </table:table-cell>
          <table:table-cell office:value-type="float" office:value="98124462" calcext:value-type="float">
            <text:p>981244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7)30892140</text:p>
          </table:table-cell>
        </table:table-row>
        <table:table-row table:style-name="ro1">
          <table:table-cell office:value-type="float" office:value="87420" calcext:value-type="float">
            <text:p>87420</text:p>
          </table:table-cell>
          <table:table-cell office:value-type="float" office:value="98752" calcext:value-type="float">
            <text:p>98752</text:p>
          </table:table-cell>
          <table:table-cell office:value-type="string" calcext:value-type="string">
            <text:p>Tulio Fonseca Morais </text:p>
          </table:table-cell>
          <table:table-cell office:value-type="date" office:date-value="1972-10-25" calcext:value-type="date">
            <text:p>25/10/1972</text:p>
          </table:table-cell>
          <table:table-cell office:value-type="float" office:value="80985452" calcext:value-type="float">
            <text:p>80985452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00236598-74</text:p>
          </table:table-cell>
          <table:table-cell table:number-columns-repeated="2" office:value-type="string" calcext:value-type="string">
            <text:p>Sim</text:p>
          </table:table-cell>
          <table:table-cell office:value-type="time" office:time-value="PT212H19M12S" calcext:value-type="time">
            <text:p>08:19 PM</text:p>
          </table:table-cell>
          <table:table-cell office:value-type="string" calcext:value-type="string">
            <text:p>imagem8.jpg</text:p>
          </table:table-cell>
          <table:table-cell office:value-type="string" calcext:value-type="string">
            <text:p>Marlene Morais Araujo</text:p>
          </table:table-cell>
          <table:table-cell office:value-type="string" calcext:value-type="string">
            <text:p>Tia</text:p>
          </table:table-cell>
          <table:table-cell office:value-type="float" office:value="98762340" calcext:value-type="float">
            <text:p>9876234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(27)998769884</text:p>
          </table:table-cell>
          <table:table-cell office:value-type="string" calcext:value-type="string">
            <text:p>(27)30405441</text:p>
          </table:table-cell>
          <table:table-cell office:value-type="string" calcext:value-type="string">
            <text:p>123354567-91</text:p>
          </table:table-cell>
          <table:table-cell office:value-type="float" office:value="98124463" calcext:value-type="float">
            <text:p>981244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27)30892141</text:p>
          </table:table-cell>
        </table:table-row>
        <table:table-row table:style-name="ro1">
          <table:table-cell office:value-type="float" office:value="59103" calcext:value-type="float">
            <text:p>59103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Wagner Silva Trancoso</text:p>
          </table:table-cell>
          <table:table-cell office:value-type="date" office:date-value="1984-10-26" calcext:value-type="date">
            <text:p>26/10/1984</text:p>
          </table:table-cell>
          <table:table-cell office:value-type="float" office:value="29174123" calcext:value-type="float">
            <text:p>29174123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301258974-11</text:p>
          </table:table-cell>
          <table:table-cell table:number-columns-repeated="2" office:value-type="string" calcext:value-type="string">
            <text:p>Não</text:p>
          </table:table-cell>
          <table:table-cell table:style-name="ce3"/>
          <table:table-cell office:value-type="string" calcext:value-type="string">
            <text:p>imagem9.jpg</text:p>
          </table:table-cell>
          <table:table-cell office:value-type="string" calcext:value-type="string">
            <text:p>Thiago Trancoso Abraão</text:p>
          </table:table-cell>
          <table:table-cell office:value-type="string" calcext:value-type="string">
            <text:p>Irmão</text:p>
          </table:table-cell>
          <table:table-cell office:value-type="float" office:value="87123804" calcext:value-type="float">
            <text:p>8712380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(27)998769885</text:p>
          </table:table-cell>
          <table:table-cell office:value-type="string" calcext:value-type="string">
            <text:p>(27)30405442</text:p>
          </table:table-cell>
          <table:table-cell office:value-type="string" calcext:value-type="string">
            <text:p>123354567-90</text:p>
          </table:table-cell>
          <table:table-cell office:value-type="float" office:value="98124464" calcext:value-type="float">
            <text:p>981244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7)30892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9:27:08.8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00:00.353000000</meta:creation-date>
    <dc:date>2017-03-22T21:24:27.814000000</dc:date>
    <meta:editing-duration>PT22M19S</meta:editing-duration>
    <meta:editing-cycles>3</meta:editing-cycles>
    <meta:generator>LibreOffice/5.1.0.3$Windows_x86 LibreOffice_project/5e3e00a007d9b3b6efb6797a8b8e57b51ab1f737</meta:generator>
    <meta:document-statistic meta:table-count="1" meta:cell-count="230" meta:object-count="0"/>
  </office:meta>
</office:document-meta>
</file>